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Fettuccini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Bu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Heavy Cream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Garlic Sa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Romano 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Parmesan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4:23:06.193167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4:18:10.192140786</meta:creation-date>
    <dc:date>2017-06-06T14:43:52.897062897</dc:date>
    <meta:editing-duration>PT24M6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